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3359fc" officeooo:paragraph-rsid="000c9461"/>
    </style:style>
    <style:style style:name="P2" style:family="paragraph" style:parent-style-name="Standard">
      <style:text-properties officeooo:rsid="00052459" officeooo:paragraph-rsid="000c9461"/>
    </style:style>
    <style:style style:name="P3" style:family="paragraph" style:parent-style-name="Standard" style:list-style-name="L8">
      <style:text-properties officeooo:rsid="00052459" officeooo:paragraph-rsid="000c9461"/>
    </style:style>
    <style:style style:name="P4" style:family="paragraph" style:parent-style-name="Standard" style:list-style-name="L9">
      <style:text-properties officeooo:rsid="00052459" officeooo:paragraph-rsid="000c9461"/>
    </style:style>
    <style:style style:name="P5" style:family="paragraph" style:parent-style-name="Standard">
      <style:text-properties officeooo:rsid="00063dc5" officeooo:paragraph-rsid="000c9461"/>
    </style:style>
    <style:style style:name="P6" style:family="paragraph" style:parent-style-name="Standard">
      <style:text-properties officeooo:rsid="00043141" officeooo:paragraph-rsid="000c9461"/>
    </style:style>
    <style:style style:name="P7" style:family="paragraph" style:parent-style-name="Standard">
      <style:text-properties officeooo:rsid="002e5453" officeooo:paragraph-rsid="000c9461"/>
    </style:style>
    <style:style style:name="P8" style:family="paragraph" style:parent-style-name="Standard" style:list-style-name="L1">
      <style:text-properties officeooo:rsid="000953b0" officeooo:paragraph-rsid="000c9461"/>
    </style:style>
    <style:style style:name="P9" style:family="paragraph" style:parent-style-name="Standard">
      <style:text-properties officeooo:rsid="000953b0" officeooo:paragraph-rsid="000c9461"/>
    </style:style>
    <style:style style:name="P10" style:family="paragraph" style:parent-style-name="Standard">
      <style:text-properties officeooo:rsid="0020654a" officeooo:paragraph-rsid="000c9461"/>
    </style:style>
    <style:style style:name="P11" style:family="paragraph" style:parent-style-name="Standard" style:list-style-name="L8">
      <style:text-properties officeooo:rsid="0002ee66" officeooo:paragraph-rsid="000c9461"/>
    </style:style>
    <style:style style:name="P12" style:family="paragraph" style:parent-style-name="Standard" style:list-style-name="L9">
      <style:text-properties officeooo:rsid="0002ee66" officeooo:paragraph-rsid="000c9461"/>
    </style:style>
    <style:style style:name="P13" style:family="paragraph" style:parent-style-name="Standard">
      <style:text-properties officeooo:rsid="0002ee66" officeooo:paragraph-rsid="000c9461"/>
    </style:style>
    <style:style style:name="P14" style:family="paragraph" style:parent-style-name="Standard">
      <style:text-properties fo:font-weight="bold" officeooo:rsid="003359fc" officeooo:paragraph-rsid="000c9461" style:font-weight-asian="bold" style:font-weight-complex="bold"/>
    </style:style>
    <style:style style:name="P15" style:family="paragraph" style:parent-style-name="Standard">
      <style:text-properties officeooo:rsid="0036eef5" officeooo:paragraph-rsid="000c9461"/>
    </style:style>
    <style:style style:name="P16" style:family="paragraph" style:parent-style-name="Standard">
      <style:text-properties officeooo:rsid="00174c29" officeooo:paragraph-rsid="000c9461"/>
    </style:style>
    <style:style style:name="P17" style:family="paragraph" style:parent-style-name="Standard">
      <style:text-properties officeooo:rsid="00195761" officeooo:paragraph-rsid="000c9461"/>
    </style:style>
    <style:style style:name="P18" style:family="paragraph" style:parent-style-name="Standard" style:list-style-name="L6">
      <style:text-properties officeooo:rsid="0037070d" officeooo:paragraph-rsid="000c9461"/>
    </style:style>
    <style:style style:name="P19" style:family="paragraph" style:parent-style-name="Standard">
      <style:text-properties officeooo:rsid="0037070d" officeooo:paragraph-rsid="000c9461"/>
    </style:style>
    <style:style style:name="P20" style:family="paragraph" style:parent-style-name="Standard">
      <style:text-properties officeooo:rsid="0039268f" officeooo:paragraph-rsid="000c9461"/>
    </style:style>
    <style:style style:name="P21" style:family="paragraph" style:parent-style-name="Standard">
      <style:text-properties officeooo:rsid="0023d8cb" officeooo:paragraph-rsid="000c9461"/>
    </style:style>
    <style:style style:name="P22" style:family="paragraph" style:parent-style-name="Standard" style:list-style-name="L7">
      <style:text-properties officeooo:rsid="0039d812" officeooo:paragraph-rsid="000c9461"/>
    </style:style>
    <style:style style:name="P23" style:family="paragraph" style:parent-style-name="Standard" style:list-style-name="L7">
      <style:text-properties officeooo:rsid="003a43c6" officeooo:paragraph-rsid="000c9461"/>
    </style:style>
    <style:style style:name="P24" style:family="paragraph" style:parent-style-name="Standard" style:list-style-name="L8">
      <style:text-properties officeooo:rsid="00048945" officeooo:paragraph-rsid="000c9461"/>
    </style:style>
    <style:style style:name="P25" style:family="paragraph" style:parent-style-name="Standard">
      <style:text-properties officeooo:rsid="00048945" officeooo:paragraph-rsid="000c9461"/>
    </style:style>
    <style:style style:name="P26" style:family="paragraph" style:parent-style-name="Standard" style:list-style-name="L8">
      <style:text-properties officeooo:rsid="0025adbf" officeooo:paragraph-rsid="000c9461"/>
    </style:style>
    <style:style style:name="P27" style:family="paragraph" style:parent-style-name="Standard">
      <style:text-properties officeooo:rsid="0025adbf" officeooo:paragraph-rsid="000c9461"/>
    </style:style>
    <style:style style:name="P28" style:family="paragraph" style:parent-style-name="Standard" style:list-style-name="L9">
      <style:text-properties officeooo:rsid="00267732" officeooo:paragraph-rsid="000c9461"/>
    </style:style>
    <style:style style:name="P29" style:family="paragraph" style:parent-style-name="Standard" style:list-style-name="L7">
      <style:text-properties officeooo:paragraph-rsid="000c9461"/>
    </style:style>
    <style:style style:name="T1" style:family="text">
      <style:text-properties officeooo:rsid="002a79bf"/>
    </style:style>
    <style:style style:name="T2" style:family="text">
      <style:text-properties officeooo:rsid="002b3cec"/>
    </style:style>
    <style:style style:name="T3" style:family="text">
      <style:text-properties officeooo:rsid="002cca1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064e" style:font-weight-asian="bold" style:font-weight-complex="bold"/>
    </style:style>
    <style:style style:name="T6" style:family="text">
      <style:text-properties officeooo:rsid="002fd781"/>
    </style:style>
    <style:style style:name="T7" style:family="text">
      <style:text-properties officeooo:rsid="0030ffa3"/>
    </style:style>
    <style:style style:name="T8" style:family="text">
      <style:text-properties officeooo:rsid="0030b292"/>
    </style:style>
    <style:style style:name="T9" style:family="text">
      <style:text-properties officeooo:rsid="003359fc"/>
    </style:style>
    <style:style style:name="T10" style:family="text">
      <style:text-properties officeooo:rsid="00276717"/>
    </style:style>
    <style:style style:name="T11" style:family="text">
      <style:text-properties officeooo:rsid="0039268f"/>
    </style:style>
    <style:style style:name="T12" style:family="text">
      <style:text-properties officeooo:rsid="00349c0e"/>
    </style:style>
    <style:style style:name="T13" style:family="text">
      <style:text-properties officeooo:rsid="0037070d"/>
    </style:style>
    <style:style style:name="T14" style:family="text">
      <style:text-properties officeooo:rsid="00195761"/>
    </style:style>
    <style:style style:name="T15" style:family="text">
      <style:text-properties officeooo:rsid="0023d8c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048945"/>
    </style:style>
    <style:style style:name="T18" style:family="text">
      <style:text-properties officeooo:rsid="003a43c6"/>
    </style:style>
    <style:style style:name="T19" style:family="text">
      <style:text-properties officeooo:rsid="001a464b"/>
    </style:style>
    <style:style style:name="T20" style:family="text">
      <style:text-properties officeooo:rsid="003bd5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Facebook stalker (osintstalkeri fbstalker osa) on Trustwave Spiderlabsi poolt loodud seleniumi ja chrome driveri rakendav informatsioon koguja ja</text:span> pentestimise kood. <text:span text:style-name="T1">Tegu on pythoni skriptiga mis </text:span></text:p>
      <text:p text:style-name="P5">tõmbab kasutaja kohta alla kõik info ja lisab <text:span text:style-name="T1">selle</text:span> andmebaasi <text:span text:style-name="T1">luues sellest</text:span> maltego graafi. </text:p>
      <text:p text:style-name="P5"><text:span text:style-name="T1">Skript töötleb </text:span>ü<text:span text:style-name="T1">he</text:span> kasutaja korraga ja <text:span text:style-name="T1">selle töövõime</text:span> sõltub suuresti kasutaja <text:span text:style-name="T1">konto </text:span>usaldusnivoost.</text:p>
      <text:p text:style-name="P5"><text:span text:style-name="T1">See on pärit </text:span>aastast 2013 <text:s/><text:span text:style-name="T1">ja tänaseks see </text:span>enam ei töötta. </text:p>
      <text:p text:style-name="P6"/>
      <text:p text:style-name="P6"><text:span text:style-name="T2">Töö seisnes </text:span>vananenud variant uue lehe laadiga kohendamine, <text:span text:style-name="T3">kasutajate kohta isikliku info kogumine, skripti modifitseerimine võrkude analüüsiks </text:span><text:s/>mitme isiku talletami<text:span text:style-name="T2">sega</text:span>, <text:span text:style-name="T2">taastada</text:span> graafi loomi<text:span text:style-name="T2">se funktisoon ja </text:span>info talletamin <text:span text:style-name="T2">kasutaja </text:span>postitus<text:span text:style-name="T3">te kohta </text:span>ja sõna sageduse analüüs<text:span text:style-name="T3">iks</text:span>.</text:p>
      <text:p text:style-name="P6"/>
      <text:p text:style-name="P7">Töö jooksul loodud lõplik skripti variant on <text:span text:style-name="T5">Fbsalker 3.</text:span></text:p>
      <text:p text:style-name="P9"/>
      <text:p text:style-name="P7">Selle <text:span text:style-name="T6">töõsammud on</text:span></text:p>
      <text:list xml:id="list1720628578563111261" text:style-name="L1">
        <text:list-item>
          <text:p text:style-name="P8">tõm<text:span text:style-name="T6">m</text:span>a<text:span text:style-name="T6">ta alla</text:span> sõbra nime<text:span text:style-name="T6">kirjad</text:span>, <text:span text:style-name="T7">kasutaja info sealhulgas</text:span> sugu <text:span text:style-name="T7">ja</text:span> <text:span text:style-name="T6">postitus</text:span> ajalugu </text:p>
        </text:list-item>
        <text:list-item>
          <text:p text:style-name="P8">analüüsi<text:span text:style-name="T6">da</text:span> postitusi, <text:span text:style-name="T6">luua</text:span> sõnapilv</text:p>
        </text:list-item>
        <text:list-item>
          <text:p text:style-name="P8">analüüs<text:span text:style-name="T6">ida</text:span> sõbrasuhteid, <text:span text:style-name="T6">luua</text:span> graaf <text:span text:style-name="T6">ja genereerida </text:span>uue<text:span text:style-name="T6">d</text:span> sisendi<text:span text:style-name="T6">d</text:span></text:p>
        </text:list-item>
      </text:list>
      <text:p text:style-name="P10"/>
      <text:p text:style-name="P10"><text:span text:style-name="T8">Protsessi kiirendamiseks eemaldatud kuid </text:span>veel <text:span text:style-name="T8">kasutatav funktsioon on suhete tuletamine mis fotodel ning videotel kommenteerivad inimesed sõbranimekirja lisab. </text:span></text:p>
      <text:p text:style-name="P13"/>
      <text:p text:style-name="P1"><text:span text:style-name="T4">Installimine</text:span> </text:p>
      <text:p text:style-name="P13"/>
      <text:p text:style-name="P13"><text:span text:style-name="T9">Lisaks skriptile: <text:s/>https://github.com/i5i/fbstalk.git</text:span> </text:p>
      <text:p text:style-name="P1">nõuab see toimiseks teeke <text:span text:style-name="T10"><text:s/>selenium, wordcloud, <text:s/>pygraphml, sqlite3 <text:s/></text:span>ja<text:span text:style-name="T10"> beautifulsoup4.</text:span></text:p>
      <text:p text:style-name="P1">Samuti ingliskeelsete sätetega google chrome, chrome driverit <text:span text:style-name="T11">ja python ver 2.7</text:span></text:p>
      <text:p text:style-name="P6"/>
      <text:p text:style-name="P14">Tööpõhimõte</text:p>
      <text:p text:style-name="P1"/>
      <text:p text:style-name="P1">Töötlemiseks on tarvis Facebooki kasutaja nime. See on nimi mille kaudu facebook oma kasutaja andmebaasis inimesi salvestab ja on nähtav nende konto/profiiili lehe urlis. Tavaliselt on see formaadis „eesnimi.perenimi“. <text:span text:style-name="T12">Selle kaudu saab tuvastada kasutaja id numbri mille kaudu luuakse kasutaja suhetest graaf.</text:span></text:p>
      <text:p text:style-name="P1"/>
      <text:p text:style-name="P1"><text:span text:style-name="T12">Uuritavate kasutajate nimed tuleb lisada lihtteksti dokumenti <text:s/>input.txt, kus iga rida kuulub eri kasutajale. Selline teksti fail on juba skriptiga kaasa pakitud kuid on kasulik ainult näitena. </text:span></text:p>
      <text:p text:style-name="P15">Kasutajad mis input.txt-is lisatakse graafi seega võiks neil olla vähemalt üks ühine sõprussuhe või lootus niisugust suhet leida. </text:p>
      <text:p text:style-name="P16"/>
      <text:p text:style-name="P17"><text:span text:style-name="T13">Töökäigu jooksul luuakse esmalt andmete kogumiseks </text:span>andmebaas.</text:p>
      <text:p text:style-name="P19">Andmebaasi tabelid on:</text:p>
      <text:p text:style-name="P19"/>
      <text:list xml:id="list541492728756688938" text:style-name="L6">
        <text:list-item>
          <text:p text:style-name="P18">graafiandmed </text:p>
          <text:list>
            <text:list-item>
              <text:p text:style-name="P18"><text:span text:style-name="T14">kõrge ja madal id </text:span>on omavahel seotud siis kui nende vahel on sõbrasuhe</text:p>
            </text:list-item>
            <text:list-item>
              <text:p text:style-name="P18"><text:s/>järjestatus tähendab et ühte ja sama serva ei loeta mitu korda<text:span text:style-name="T14"> </text:span></text:p>
            </text:list-item>
          </text:list>
          <text:p text:style-name="P18"/>
        </text:list-item>
        <text:list-item>
          <text:p text:style-name="P18"><text:span text:style-name="T14">metaandmed </text:span></text:p>
          <text:list>
            <text:list-item>
              <text:p text:style-name="P18"><text:span text:style-name="T14">kasutajanimi </text:span></text:p>
            </text:list-item>
            <text:list-item>
              <text:p text:style-name="P18"><text:span text:style-name="T14">id </text:span></text:p>
            </text:list-item>
            <text:list-item>
              <text:p text:style-name="P18">alla tõmmatud andmete <text:span text:style-name="T14">andmemaht </text:span></text:p>
            </text:list-item>
            <text:list-item>
              <text:p text:style-name="P18">töötlemise <text:span text:style-name="T14">kiirus </text:span></text:p>
            </text:list-item>
            <text:list-item>
              <text:p text:style-name="P18"><text:span text:style-name="T14">sõ</text:span>p<text:span text:style-name="T14">ra</text:span>de <text:span text:style-name="T14">arv</text:span></text:p>
            </text:list-item>
            <text:list-item>
              <text:p text:style-name="P18"><text:soft-page-break/><text:span text:style-name="T14">postituste arv</text:span></text:p>
            </text:list-item>
            <text:list-item>
              <text:p text:style-name="P18"><text:span text:style-name="T14">kasutaja sugu </text:span>ja kas see info on avalikustatud</text:p>
              <text:p text:style-name="P18"/>
            </text:list-item>
          </text:list>
        </text:list-item>
        <text:list-item>
          <text:p text:style-name="P18">ja lõpuks tabel mis sisaldab kõigi <text:span text:style-name="T15">otsitud nimede loetelu</text:span></text:p>
        </text:list-item>
      </text:list>
      <text:p text:style-name="P17"><text:s/></text:p>
      <text:p text:style-name="P20">Skripti <text:span text:style-name="T4">käivitamine</text:span><text:span text:style-name="T16"> selle kaustas käsuga:</text:span></text:p>
      <text:p text:style-name="P13">python fbinit.<text:span text:style-name="T11">py</text:span></text:p>
      <text:p text:style-name="P21"/>
      <text:p text:style-name="P20">selle järgi toimuvad järgnevad tegevused:</text:p>
      <text:p text:style-name="P21"/>
      <text:list xml:id="list2364359363802318169" text:style-name="L7">
        <text:list-item>
          <text:p text:style-name="P29"><text:span text:style-name="T15">login</text:span></text:p>
          <text:list>
            <text:list-item>
              <text:p text:style-name="P29"><text:span text:style-name="T15">skriptis endas sisaldatud sisselogimise infot kasutatakse facebooki võltskontoga sisselogimiseks chrome brauseriga</text:span></text:p>
            </text:list-item>
            <text:list-item>
              <text:p text:style-name="P22">chromeis on sättetega välja lülitatud piltide alla laadimine </text:p>
            </text:list-item>
          </text:list>
        </text:list-item>
        <text:list-item>
          <text:p text:style-name="P22"><text:span text:style-name="T17">initialisserib otsingu input.txt failist </text:span>sisendi <text:span text:style-name="T18">võttes</text:span> </text:p>
        </text:list-item>
        <text:list-item>
          <text:p text:style-name="P22"><text:span text:style-name="T15">küsib kas otsidav nimekiri kõlbab</text:span></text:p>
          <text:list>
            <text:list-item>
              <text:p text:style-name="P22"><text:span text:style-name="T15"><text:s/>võrdleb varasemate nimedega andmebaasis ja hoiatab korduvate nimede vastu</text:span></text:p>
            </text:list-item>
          </text:list>
        </text:list-item>
        <text:list-item>
          <text:p text:style-name="P22"><text:span text:style-name="T18">talletab otsimise alguse ja lõpu aja</text:span></text:p>
        </text:list-item>
        <text:list-item>
          <text:p text:style-name="P22"><text:span text:style-name="T18">tõmbab alla nimekirja mis sisaldab nähtavad sõbrasuthted </text:span></text:p>
        </text:list-item>
        <text:list-item>
          <text:p text:style-name="P22"><text:span text:style-name="T18">tõmbab all kasutaja lehe </text:span></text:p>
          <text:list>
            <text:list-item>
              <text:p text:style-name="P22"><text:span text:style-name="T18">ja sealsetest mobiilirakendus jaoks loodud javaskriptis tuletab kasutaja id</text:span></text:p>
            </text:list-item>
            <text:list-item>
              <text:p text:style-name="P22"><text:span text:style-name="T18">„timeline“ tõmmatakse postituste jaoks</text:span></text:p>
            </text:list-item>
            <text:list-item>
              <text:p text:style-name="P23">„about“ leht tõmmatakse isiku info jaoks</text:p>
            </text:list-item>
          </text:list>
        </text:list-item>
        <text:list-item>
          <text:p text:style-name="P23"><text:span text:style-name="T17">lisab andmebaasi sõprade arvu</text:span></text:p>
        </text:list-item>
        <text:list-item>
          <text:p text:style-name="P23"><text:span text:style-name="T17">lisab andmebaasi otsitud nimede nimekirja </text:span></text:p>
        </text:list-item>
      </text:list>
      <text:p text:style-name="P25"/>
      <text:p text:style-name="P13"/>
      <text:p text:style-name="P13">python fb<text:span text:style-name="T19">posts.py</text:span></text:p>
      <text:list xml:id="list3873545970211179253" text:style-name="L8">
        <text:list-item>
          <text:p text:style-name="P26">login</text:p>
        </text:list-item>
        <text:list-item>
          <text:p text:style-name="P11">isikluinfo ja postitused, analüüs</text:p>
        </text:list-item>
        <text:list-item>
          <text:p text:style-name="P3">lisainfo allatõmbamine</text:p>
        </text:list-item>
        <text:list-item>
          <text:p text:style-name="P24">võtab kasutajanime järgi andmebaasist uid, vähem aega tõmbamiseks</text:p>
        </text:list-item>
        <text:list-item>
          <text:p text:style-name="P24">tõmbab alla timeline lehekülja postitusi ja lisab teksti faili, faili analüüsitakse, eraldusmärk eri postituste vahel „&amp;&amp;&amp;“</text:p>
        </text:list-item>
        <text:list-item>
          <text:p text:style-name="P26">lisab parsitud teksti sõnapilve arvutusse ja toodab pildi millest liitsõnu eemaldatud tähistamaks sõnasagedust toimunud otsingus </text:p>
        </text:list-item>
      </text:list>
      <text:p text:style-name="P27"/>
      <text:p text:style-name="P13">python fbparse.<text:span text:style-name="T20">py</text:span></text:p>
      <text:list xml:id="list3952399248304326329" text:style-name="L9">
        <text:list-item>
          <text:p text:style-name="P28">ilma login<text:span text:style-name="T20">imata</text:span></text:p>
          <text:list>
            <text:list-item>
              <text:p text:style-name="P28"><text:span text:style-name="T20">säästab </text:span></text:p>
            </text:list-item>
          </text:list>
        </text:list-item>
        <text:list-item>
          <text:p text:style-name="P12">graaf kasutajate suhetest, analüüs </text:p>
        </text:list-item>
        <text:list-item>
          <text:p text:style-name="P4">pasrisb infot allatõmmatud failides ja andmebaasides</text:p>
        </text:list-item>
        <text:list-item>
          <text:p text:style-name="P4">toodab graafi</text:p>
        </text:list-item>
        <text:list-item>
          <text:p text:style-name="P4">toodab edasiste otsitavate nimede nimekirja ainput</text:p>
        </text:list-item>
        <text:list-item>
          <text:p text:style-name="P4">ja prioritiseeritavte nimede nimekirja binput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t" fo:country="E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t" fo:country="E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</meta:initial-creator>
    <meta:creation-date>2015-12-21T12:27:22.261704189</meta:creation-date>
    <dc:date>2015-12-21T12:28:06.508358999</dc:date>
    <dc:creator>jens </dc:creator>
    <meta:editing-duration>P0D</meta:editing-duration>
    <meta:editing-cycles>1</meta:editing-cycles>
    <meta:document-statistic meta:table-count="0" meta:image-count="0" meta:object-count="0" meta:page-count="2" meta:paragraph-count="68" meta:word-count="545" meta:character-count="3914" meta:non-whitespace-character-count="3444"/>
    <meta:generator>LibreOffice/4.1.3.2$Linux_x86 LibreOffice_project/410m0$Build-2</meta:generator>
  </office:meta>
</office:document-meta>
</file>